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office:value-type="string" calcext:value-type="string">
            <text:p>Boot: bessere Übersetzung</text:p>
            <text:p>Customized … ?</text:p>
            <text:p>Pristine …?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Client</text:span>: Erster Lock Screen wird abgelehnt &gt; prevented locking of teacher scre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39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09:16:21.9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06-08T09:17:41.573000000</dc:date>
    <meta:editing-duration>PT5H1M6S</meta:editing-duration>
    <meta:editing-cycles>27</meta:editing-cycles>
    <meta:generator>LibreOffice/6.3.4.2$Windows_X86_64 LibreOffice_project/60da17e045e08f1793c57c00ba83cdfce946d0aa</meta:generator>
    <dc:creator>Stefan Hagmann</dc:creator>
    <meta:document-statistic meta:table-count="1" meta:cell-count="30" meta:object-count="0"/>
  </office:meta>
</office:document-meta>
</file>